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1"/>
      <text:p text:style-name="P1"/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2"><text:tab/> <text:s text:c="8"/>Each key is connected to a value, and you can use a key to access the value associated <text:tab/> <text:tab/> <text:s text:c="8"/>with that key.</text:p>
      <text:p text:style-name="P2"/>
      <text:p text:style-name="P1"><text:span text:style-name="T2">In Python a dictionary is wrapped in </text:span>braces { }<text:span text:style-name="T2"> , with a series of key-value pairs inside the braces.</text:span></text:p>
      <text:p text:style-name="P2"/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  <text:p text:style-name="P2"/>
      <text:p text:style-name="P1">items() method: <text:span text:style-name="T2"><text:s/>Use the items() method when you need to access both the key and the value of a key-value pair. Ex: names = {'firstName': 'James', 'lastName': 'Wagner'}</text:span></text:p>
      <text:p text:style-name="P2"/>
      <text:p text:style-name="P2">for first, last in names:</text:p>
      <text:p text:style-name="P2">print(f'{firstName} {lastName}')</text:p>
      <text:p text:style-name="P2"/>
      <text:p text:style-name="P1">keys() method and value() method: </text:p>
      <text:p text:style-name="P2"/>
      <text:p text:style-name="P1">in/not in: <text:span text:style-name="T2">You can use </text:span>in <text:span text:style-name="T2">or </text:span>not in<text:span text:style-name="T2"> in an if statement to determine if a value is in a list</text:span></text:p>
      <text:p text:style-name="P2"/>
      <text:p text:style-name="P1">set() = <text:span text:style-name="T2">A set is a collection in which each item must be unique.</text:span></text:p>
      <text:p text:style-name="P2"/>
      <text:p text:style-name="P1"><text:span text:style-name="T2">You can build a </text:span>set <text:span text:style-name="T2"><text:s/>directly using braces and separating the elements with commas. Ex:</text:span></text:p>
      <text:p text:style-name="P2"/>
      <text:p text:style-name="P2">languages = {'python', 'rust', 'python', 'c'}</text:p>
      <text:p text:style-name="P1"><text:span text:style-name="T2">print(languages) would return </text:span>{'rust', 'python', 'c'}</text:p>
      <text:p text:style-name="P1"/>
      <text:p text:style-name="P2">It's easy to mistake sets for dictionaries because they are both wrapped in braces. When you see braces but <text:span text:style-name="T1"><text:s/>no key-value pairs </text:span>you are probably looking at a <text:span text:style-name="T1">set</text:span>. Unlike lists and dictionaries, sets do not retain items in any specific order.</text:p>
      <text:p text:style-name="P2"/>
      <text:p text:style-name="P1"/>
      <text:p text:style-name="P1"><text:soft-page-break/></text:p>
      <text:p text:style-name="P1">NESTING</text:p>
      <text:p text:style-name="P1"/>
      <text:p text:style-name="P2">Sometimes you will want to store multiple dictiopnaries in a list, or a list of items as a value in a ditionary. This is called <text:span text:style-name="T1">nesting. </text:span>You can nest dictionaries inside a list, a list of items inside a dictionary, or even a dictionary inside another dictionary. <text:span text:style-name="T1">Nesting is a powerful feature.</text:span></text:p>
      <text:p text:style-name="P1"/>
      <text:p text:style-name="P1">Chapter 7 – User Input and While Loops</text:p>
      <text:p text:style-name="P1"/>
      <text:p text:style-name="P2">The <text:span text:style-name="T1">input() function </text:span>pauses your program and waits for the user to enter some text. Once Python receives the user's input it assigns that input to a variable to make it easier for you to work with.</text:p>
      <text:p text:style-name="P2"/>
      <text:p text:style-name="P2">the <text:span text:style-name="T1">int() function </text:span><text:s/>can be used to convert the input string to a numerical value.</text:p>
      <text:p text:style-name="P2"/>
      <text:p text:style-name="P2">When you use numerical input to do calculations and comparesons, be sure to convert the input value to a numerical representation first.</text:p>
      <text:p text:style-name="P2"/>
      <text:p text:style-name="P2">The <text:span text:style-name="T1">Modulo Operator</text:span></text:p>
      <text:p text:style-name="P1"/>
      <text:p text:style-name="P2"><text:s/>A useful too for working with numerical information s the <text:span text:style-name="T1"><text:s/>modulo operator (%)</text:span>, which divides one number by another number an returns the remainder.</text:p>
      <text:p text:style-name="P2"/>
      <text:p text:style-name="P2">Ex: </text:p>
      <text:p text:style-name="P2">4 % 3 = 1</text:p>
      <text:p text:style-name="P2">5 % 3 = 2</text:p>
      <text:p text:style-name="P2">6 % 3 = 0</text:p>
      <text:p text:style-name="P2">7 % 3 = 1</text:p>
      <text:p text:style-name="P2"/>
      <text:p text:style-name="P1">Introducing while Loops</text:p>
      <text:p text:style-name="P1"/>
      <text:p text:style-name="P2">The for loop takes a collection of items and executs a block of code onmce for each item in the collection. <text:span text:style-name="T1">In contrast, </text:span><text:s/>the <text:span text:style-name="T1">while loop </text:span>runs as long as or <text:span text:style-name="T3">while, </text:span><text:span text:style-name="T4">a certain condition is true.</text:span></text:p>
      <text:p text:style-name="P5"/>
      <text:p text:style-name="P5">ex:</text:p>
      <text:p text:style-name="P5"/>
      <text:p text:style-name="P1"><text:span text:style-name="T4">while </text:span><text:span text:style-name="T5">message != 'quit':</text:span></text:p>
      <text:p text:style-name="P5"><text:tab/>message = input(prompt)</text:p>
      <text:p text:style-name="P5"/>
      <text:p text:style-name="P5"><text:tab/>if message != 'quit':</text:p>
      <text:p text:style-name="P5"><text:tab/><text:tab/>print(message)</text:p>
      <text:p text:style-name="P5"/>
      <text:p text:style-name="P6">Flags:</text:p>
      <text:p text:style-name="P6"/>
      <text:p text:style-name="P2"><text:span text:style-name="T4">For a program that should run only as long as many conditions are true, you can define one variable that determines whether or not the entire program is active. This variable, called a </text:span><text:span text:style-name="T6">flag</text:span><text:span text:style-name="T4">, acts as a signal to the program. If the flag is </text:span><text:span text:style-name="T6">True </text:span><text:span text:style-name="T4">the program continues to run and if the flag is </text:span><text:span text:style-name="T6">False </text:span><text:span text:style-name="T4">the program stops.</text:span></text:p>
      <text:p text:style-name="P5"/>
      <text:p text:style-name="P5"/>
      <text:p text:style-name="P5"><text:soft-page-break/></text:p>
      <text:p text:style-name="P6">Breaks:</text:p>
      <text:p text:style-name="P6"/>
      <text:p text:style-name="P2"><text:span text:style-name="T4">To exit a while loop immediately without running any remaining code in the loop, regardless of the results of any conditional test, use the </text:span><text:span text:style-name="T6">break statement</text:span><text:span text:style-name="T4">. </text:span></text:p>
      <text:p text:style-name="P5"/>
      <text:p text:style-name="P2"><text:span text:style-name="T4">Note: You can use a </text:span><text:span text:style-name="T6">break statement </text:span><text:span text:style-name="T4">in any of Python's loops.</text:span></text:p>
      <text:p text:style-name="P5"/>
      <text:p text:style-name="P5"/>
      <text:p text:style-name="P6">Continue:</text:p>
      <text:p text:style-name="P6"/>
      <text:p text:style-name="P2"><text:span text:style-name="T4">You can use the </text:span><text:span text:style-name="T6">continue statement </text:span><text:span text:style-name="T4">to return to the beginning of the loop based on the result of a conditional test.</text:span></text:p>
      <text:p text:style-name="P5"/>
      <text:p text:style-name="P5">Ex:</text:p>
      <text:p text:style-name="P5"/>
      <text:p text:style-name="P5">current_number = 0</text:p>
      <text:p text:style-name="P5">while current_number &lt; 10:</text:p>
      <text:p text:style-name="P5"><text:tab/>current_number += 1</text:p>
      <text:p text:style-name="P5"><text:tab/>if current_number % 2 == 0:</text:p>
      <text:p text:style-name="P2"><text:span text:style-name="T4"><text:tab/><text:tab/></text:span><text:span text:style-name="T6">continue</text:span></text:p>
      <text:p text:style-name="P5"><text:tab/></text:p>
      <text:p text:style-name="P5"><text:tab/>print(current_number)</text:p>
      <text:p text:style-name="P5"/>
      <text:p text:style-name="P6"/>
      <text:p text:style-name="P6">Avoiding Infinite Loops:</text:p>
      <text:p text:style-name="P6"/>
      <text:p text:style-name="P2"><text:span text:style-name="T4">If your program gets stuck in an infinite loop press </text:span><text:span text:style-name="T6">CTRL-C </text:span><text:span text:style-name="T4">or just close the terminal window displaying your program's output. Make sure you click in the output area before pressing CTRL-C.</text:span></text:p>
      <text:p text:style-name="P5"/>
      <text:p text:style-name="P5"/>
      <text:p text:style-name="P6">Using a while loop with lists and dictionaries:</text:p>
      <text:p text:style-name="P6"/>
      <text:p text:style-name="P2"><text:span text:style-name="T4">A for loop is effective for looping through a list,</text:span><text:span text:style-name="T6"> but you shouldn't modify a list inside a for loop</text:span><text:span text:style-name="T4"> because Python will have trouble keeping track of the items in the list. To modify a list as you work through it , </text:span><text:span text:style-name="T6"><text:s/>use a while loop. </text:span><text:span text:style-name="T4">Using while loops with lists and dictionaries allows you to collect, store, and organize lots of input to examine and report on later.</text:span></text:p>
      <text:p text:style-name="P5"/>
      <text:p text:style-name="P5"/>
      <text:p text:style-name="P1"/>
      <text:p text:style-name="P1">Chapter 8</text:p>
      <text:p text:style-name="P1"/>
      <text:p text:style-name="P1">Keywords to expand on:</text:p>
      <text:p text:style-name="P1"/>
      <text:p text:style-name="P1">positional arguments</text:p>
      <text:p text:style-name="P1"/>
      <text:p text:style-name="P1">keyword arguments</text:p>
      <text:p text:style-name="P1"/>
      <text:p text:style-name="P1"/>
      <text:p text:style-name="P2"><text:soft-page-break/></text:p>
      <text:p text:style-name="P2">default values</text:p>
      <text:p text:style-name="P2">note: When you use default values any parameter with a default value needs to be listed after all the parameters that don't have default values. This allows Python to continue to interperet positional arguments correctly. </text:p>
      <text:p text:style-name="P2"/>
      <text:p text:style-name="P1">Return Values:</text:p>
      <text:p text:style-name="P2">When you call a function that returns a value, you need to provide a variable that the return value can be assigned to.</text:p>
      <text:p text:style-name="P2"/>
      <text:p text:style-name="P1">Preventing a function from modifying a list.</text:p>
      <text:p text:style-name="P1"/>
      <text:p text:style-name="P2">You can send a copy of a list to a function (so that the original wll NOT be modified) like this:</text:p>
      <text:p text:style-name="P2"/>
      <text:p text:style-name="P2">function_name(list_name<text:span text:style-name="T1">[:]</text:span>) ← slice notation</text:p>
      <text:p text:style-name="P2"/>
      <text:p text:style-name="P2">** Even though you can preserve the contents of a list by passing a copy to a function, you should pass the original list to the functions unless you have a specific rteason to pass a copy. It is more efficient for a function to work with an existing list. This is especcially true when workign with large list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3-10T21:27:08.27</dc:date>
    <dc:creator>James Wagner</dc:creator>
    <meta:editing-duration>P15DT5H17M1S</meta:editing-duration>
    <meta:editing-cycles>64</meta:editing-cycles>
    <meta:generator>OpenOffice/4.1.13$Win32 OpenOffice.org_project/4113m1$Build-9810</meta:generator>
    <meta:document-statistic meta:table-count="0" meta:image-count="0" meta:object-count="0" meta:page-count="8" meta:paragraph-count="166" meta:word-count="2168" meta:character-count="12098"/>
  </office:meta>
</office:document-meta>
</file>